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udsjett og regnskap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dsjett</text:p>
          </table:table-cell>
          <table:table-cell table:number-columns-repeated="2"/>
          <table:table-cell office:value-type="string">
            <text:p>Regnskap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Inntekter i kr:</text:p>
          </table:table-cell>
          <table:table-cell table:number-columns-repeated="2"/>
          <table:table-cell table:style-name="ce1" office:value-type="string">
            <text:p>Inntekter i kr:</text:p>
          </table:table-cell>
          <table:table-cell/>
        </table:table-row>
        <table:table-row table:style-name="ro1">
          <table:table-cell office:value-type="string">
            <text:p>Lønn 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Lønn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Lån</text:p>
          </table:table-cell>
          <table:table-cell office:value-type="float" office:value="15000">
            <text:p>15000</text:p>
          </table:table-cell>
          <table:table-cell/>
          <table:table-cell office:value-type="string">
            <text:p>Lån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table:style-name="ce1" office:value-type="string">
            <text:p>Sum inntekter</text:p>
          </table:table-cell>
          <table:table-cell table:formula="of:=[.B4]+[.B5]" office:value-type="float" office:value="20000">
            <text:p>20000</text:p>
          </table:table-cell>
          <table:table-cell/>
          <table:table-cell table:style-name="ce1" office:value-type="string">
            <text:p>Sum inntekter</text:p>
          </table:table-cell>
          <table:table-cell table:formula="of:=[.E4]+[.E5]" office:value-type="float" office:value="20000">
            <text:p>20000</text:p>
          </table:table-cell>
        </table:table-row>
        <table:table-row table:style-name="ro1">
          <table:table-cell table:style-name="ce1" office:value-type="string">
            <text:p>Utgifter i kr:</text:p>
          </table:table-cell>
          <table:table-cell table:number-columns-repeated="2"/>
          <table:table-cell table:style-name="ce1" office:value-type="string">
            <text:p>Utgifter i kr:</text:p>
          </table:table-cell>
          <table:table-cell/>
        </table:table-row>
        <table:table-row table:style-name="ro1">
          <table:table-cell office:value-type="string">
            <text:p>Møbler</text:p>
          </table:table-cell>
          <table:table-cell office:value-type="float" office:value="8000">
            <text:p>8000</text:p>
          </table:table-cell>
          <table:table-cell/>
          <table:table-cell office:value-type="string">
            <text:p>Møbler</text:p>
          </table:table-cell>
          <table:table-cell office:value-type="float" office:value="8600">
            <text:p>8600</text:p>
          </table:table-cell>
        </table:table-row>
        <table:table-row table:style-name="ro1">
          <table:table-cell office:value-type="string">
            <text:p>Lakk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Lakk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string">
            <text:p>Tapet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Tapet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Maling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Maling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table:style-name="ce1" office:value-type="string">
            <text:p>Sum utgifter</text:p>
          </table:table-cell>
          <table:table-cell table:formula="of:=[.B8]+[.B9]+[.B10]+[.B11]" office:value-type="float" office:value="13000">
            <text:p>13000</text:p>
          </table:table-cell>
          <table:table-cell/>
          <table:table-cell table:style-name="ce1" office:value-type="string">
            <text:p>Sum utgifter</text:p>
          </table:table-cell>
          <table:table-cell table:formula="of:=[.E8]+[.E9]+[.E10]+[.E11]" office:value-type="float" office:value="13800">
            <text:p>13800</text:p>
          </table:table-cell>
        </table:table-row>
        <table:table-row table:style-name="ro1">
          <table:table-cell office:value-type="string">
            <text:p>Sum inntekter – sum utgifter</text:p>
          </table:table-cell>
          <table:table-cell table:formula="of:=[.B6]-[.B12]" office:value-type="float" office:value="7000">
            <text:p>7000</text:p>
          </table:table-cell>
          <table:table-cell/>
          <table:table-cell office:value-type="string">
            <text:p>Sum inntekter – sum utgifter</text:p>
          </table:table-cell>
          <table:table-cell table:formula="of:=[.E6]-[.E12]" office:value-type="float" office:value="6200">
            <text:p>620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13.06.2013</text:date>, <text:time>18:02:2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3:38:52.64</meta:creation-date>
    <dc:date>2013-06-13T18:02:29.15</dc:date>
    <meta:editing-duration>PT4H23M35S</meta:editing-duration>
    <meta:editing-cycles>4</meta:editing-cycles>
    <meta:generator>OpenOffice.org/3.4.1$Win32 OpenOffice.org_project/341m1$Build-9593</meta:generator>
    <meta:document-statistic meta:table-count="3" meta:cell-count="42" meta:object-count="0"/>
  </office:meta>
</office:document-meta>
</file>